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f5f" officeooo:paragraph-rsid="000b3f5f"/>
    </style:style>
    <style:style style:name="P2" style:family="paragraph" style:parent-style-name="Standard">
      <style:paragraph-properties fo:text-align="start" style:justify-single-word="false"/>
      <style:text-properties officeooo:rsid="000b3f5f" officeooo:paragraph-rsid="000b3f5f"/>
    </style:style>
    <style:style style:name="P3" style:family="paragraph" style:parent-style-name="Standard">
      <style:paragraph-properties fo:text-align="start" style:justify-single-word="false"/>
      <style:text-properties officeooo:rsid="000b8179" officeooo:paragraph-rsid="000b8179"/>
    </style:style>
    <style:style style:name="P4" style:family="paragraph" style:parent-style-name="Standard">
      <style:paragraph-properties fo:text-align="start" style:justify-single-word="false"/>
      <style:text-properties officeooo:rsid="000b8179" officeooo:paragraph-rsid="000d71bc"/>
    </style:style>
    <style:style style:name="P5" style:family="paragraph" style:parent-style-name="Standard">
      <style:paragraph-properties fo:text-align="start" style:justify-single-word="false"/>
      <style:text-properties officeooo:rsid="000d71bc" officeooo:paragraph-rsid="000d71bc"/>
    </style:style>
    <style:style style:name="P6" style:family="paragraph" style:parent-style-name="Standard">
      <style:paragraph-properties fo:text-align="start" style:justify-single-word="false"/>
      <style:text-properties officeooo:rsid="00108ca3" officeooo:paragraph-rsid="000d71bc"/>
    </style:style>
    <style:style style:name="P7" style:family="paragraph" style:parent-style-name="Standard">
      <style:paragraph-properties fo:text-align="start" style:justify-single-word="false"/>
      <style:text-properties officeooo:rsid="00122eb0" officeooo:paragraph-rsid="00122eb0"/>
    </style:style>
    <style:style style:name="P8" style:family="paragraph" style:parent-style-name="Standard">
      <style:paragraph-properties fo:text-align="start" style:justify-single-word="false"/>
      <style:text-properties officeooo:rsid="0012b204" officeooo:paragraph-rsid="0012b204"/>
    </style:style>
    <style:style style:name="T1" style:family="text">
      <style:text-properties officeooo:rsid="000b8179"/>
    </style:style>
    <style:style style:name="T2" style:family="text">
      <style:text-properties officeooo:rsid="000d71bc"/>
    </style:style>
    <style:style style:name="T3" style:family="text">
      <style:text-properties officeooo:rsid="000eed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ÅGOR</text:p>
      <text:p text:style-name="P2"><text:span text:style-name="T2">1.</text:span>Vilket år blev Barack Obama president?</text:p>
      <text:p text:style-name="P2"/>
      <text:p text:style-name="P2">1. 2008</text:p>
      <text:p text:style-name="P2">x.2009</text:p>
      <text:p text:style-name="P2">2.2010</text:p>
      <text:p text:style-name="P2"/>
      <text:p text:style-name="P2">svar: <text:span text:style-name="T1">2009</text:span></text:p>
      <text:p text:style-name="P2"/>
      <text:p text:style-name="P2"/>
      <text:p text:style-name="P3"><text:span text:style-name="T2">2. V</text:span>ilken färg är g:en i <text:span text:style-name="T3">Google</text:span> logga?</text:p>
      <text:p text:style-name="P3"/>
      <text:p text:style-name="P3">1 .blå</text:p>
      <text:p text:style-name="P3">x .röd</text:p>
      <text:p text:style-name="P3">2. gul</text:p>
      <text:p text:style-name="P3"/>
      <text:p text:style-name="P5">svar: blå</text:p>
      <text:p text:style-name="P3"><text:s text:c="2"/></text:p>
      <text:p text:style-name="P3"/>
      <text:p text:style-name="P3"><text:span text:style-name="T2">3. Vilket land är värdlandet för fotbolls-EM <text:s/>2016</text:span>?</text:p>
      <text:p text:style-name="P3"/>
      <text:p text:style-name="P3">1. <text:span text:style-name="T2">Italien</text:span></text:p>
      <text:p text:style-name="P4">x. <text:span text:style-name="T2">Ryssland</text:span></text:p>
      <text:p text:style-name="P5">2. Frankrike</text:p>
      <text:p text:style-name="P5"/>
      <text:p text:style-name="P5">svar: Frankrike</text:p>
      <text:p text:style-name="P5"/>
      <text:p text:style-name="P5"/>
      <text:p text:style-name="P5">4. Vilket är det mest populära husdjuret i Sverige</text:p>
      <text:p text:style-name="P5">1. Kanin</text:p>
      <text:p text:style-name="P5">x. Katt</text:p>
      <text:p text:style-name="P5">2. Hund</text:p>
      <text:p text:style-name="P5"/>
      <text:p text:style-name="P5">svar: Katt</text:p>
      <text:p text:style-name="P5"/>
      <text:p text:style-name="P5"/>
      <text:p text:style-name="P5">Kanariefågeln lever vilt på Kanarieöarna, Azorerna och…?</text:p>
      <text:p text:style-name="P5"/>
      <text:p text:style-name="P7">1. Madagaskar</text:p>
      <text:p text:style-name="P7">x. Madeira</text:p>
      <text:p text:style-name="P7">2. </text:p>
      <text:p text:style-name="P6"/>
      <text:p text:style-name="P8">svar:Madeira</text:p>
      <text:p text:style-name="P6"/>
      <text:p text:style-name="P6"/>
      <text:p text:style-name="P7">Vad heter svenska fotbollsförbundets hemmaarena?</text:p>
      <text:p text:style-name="P7"/>
      <text:p text:style-name="P7">1. Stockholm stadion</text:p>
      <text:p text:style-name="P7">x. Globen</text:p>
      <text:p text:style-name="P7">2. Friends Arena</text:p>
      <text:p text:style-name="P7"/>
      <text:p text:style-name="P7">svar: Friends ar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9:53:16.756294400</meta:creation-date>
    <dc:date>2015-06-26T13:44:56.790079621</dc:date>
    <meta:editing-duration>PT1H30M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91" meta:character-count="529" meta:non-whitespace-character-count="465"/>
  </office:meta>
</office:document-meta>
</file>